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mm"/>
    </style:style>
    <style:style style:name="co5" style:family="table-column">
      <style:table-column-properties fo:break-before="auto" style:column-width="20.99mm"/>
    </style:style>
    <style:style style:name="co6" style:family="table-column">
      <style:table-column-properties fo:break-before="auto" style:column-width="39.48mm"/>
    </style:style>
    <style:style style:name="co7" style:family="table-column">
      <style:table-column-properties fo:break-before="auto" style:column-width="45.09mm"/>
    </style:style>
    <style:style style:name="co8" style:family="table-column">
      <style:table-column-properties fo:break-before="auto" style:column-width="52.63mm"/>
    </style:style>
    <style:style style:name="co9" style:family="table-column">
      <style:table-column-properties fo:break-before="auto" style:column-width="50.96mm"/>
    </style:style>
    <style:style style:name="co10" style:family="table-column">
      <style:table-column-properties fo:break-before="auto" style:column-width="36.67mm"/>
    </style:style>
    <style:style style:name="co11" style:family="table-column">
      <style:table-column-properties fo:break-before="auto" style:column-width="42.84mm"/>
    </style:style>
    <style:style style:name="co12" style:family="table-column">
      <style:table-column-properties fo:break-before="auto" style:column-width="45.91mm"/>
    </style:style>
    <style:style style:name="co13" style:family="table-column">
      <style:table-column-properties fo:break-before="auto" style:column-width="58.23mm"/>
    </style:style>
    <style:style style:name="co14" style:family="table-column">
      <style:table-column-properties fo:break-before="auto" style:column-width="41.15mm"/>
    </style:style>
    <style:style style:name="co15" style:family="table-column">
      <style:table-column-properties fo:break-before="auto" style:column-width="58.81mm"/>
    </style:style>
    <style:style style:name="co16" style:family="table-column">
      <style:table-column-properties fo:break-before="auto" style:column-width="61.05mm"/>
    </style:style>
    <style:style style:name="co17" style:family="table-column">
      <style:table-column-properties fo:break-before="auto" style:column-width="33.6mm"/>
    </style:style>
    <style:style style:name="co18" style:family="table-column">
      <style:table-column-properties fo:break-before="auto" style:column-width="21.27mm"/>
    </style:style>
    <style:style style:name="co19" style:family="table-column">
      <style:table-column-properties fo:break-before="auto" style:column-width="34.45mm"/>
    </style:style>
    <style:style style:name="co20" style:family="table-column">
      <style:table-column-properties fo:break-before="auto" style:column-width="36.41mm"/>
    </style:style>
    <style:style style:name="co21" style:family="table-column">
      <style:table-column-properties fo:break-before="auto" style:column-width="48.72mm"/>
    </style:style>
    <style:style style:name="co22" style:family="table-column">
      <style:table-column-properties fo:break-before="auto" style:column-width="38.91mm"/>
    </style:style>
    <style:style style:name="co23" style:family="table-column">
      <style:table-column-properties fo:break-before="auto" style:column-width="46.2mm"/>
    </style:style>
    <style:style style:name="co24" style:family="table-column">
      <style:table-column-properties fo:break-before="auto" style:column-width="103.59mm"/>
    </style:style>
    <style:style style:name="co25" style:family="table-column">
      <style:table-column-properties fo:break-before="auto" style:column-width="22.38mm"/>
    </style:style>
    <style:style style:name="co26" style:family="table-column">
      <style:table-column-properties fo:break-before="auto" style:column-width="48.44mm"/>
    </style:style>
    <style:style style:name="co27" style:family="table-column">
      <style:table-column-properties fo:break-before="auto" style:column-width="45.37mm"/>
    </style:style>
    <style:style style:name="co28" style:family="table-column">
      <style:table-column-properties fo:break-before="auto" style:column-width="69.16mm"/>
    </style:style>
    <style:style style:name="co29" style:family="table-column">
      <style:table-column-properties fo:break-before="auto" style:column-width="36.95mm"/>
    </style:style>
    <style:style style:name="co30" style:family="table-column">
      <style:table-column-properties fo:break-before="auto" style:column-width="75.6mm"/>
    </style:style>
    <style:style style:name="co31" style:family="table-column">
      <style:table-column-properties fo:break-before="auto" style:column-width="85.11mm"/>
    </style:style>
    <style:style style:name="co32" style:family="table-column">
      <style:table-column-properties fo:break-before="auto" style:column-width="42.28mm"/>
    </style:style>
    <style:style style:name="co33" style:family="table-column">
      <style:table-column-properties fo:break-before="auto" style:column-width="76.71mm"/>
    </style:style>
    <style:style style:name="co34" style:family="table-column">
      <style:table-column-properties fo:break-before="auto" style:column-width="44.8mm"/>
    </style:style>
    <style:style style:name="co35" style:family="table-column">
      <style:table-column-properties fo:break-before="auto" style:column-width="57.96mm"/>
    </style:style>
    <style:style style:name="co36" style:family="table-column">
      <style:table-column-properties fo:break-before="auto" style:column-width="87.37mm"/>
    </style:style>
    <style:style style:name="co37" style:family="table-column">
      <style:table-column-properties fo:break-before="auto" style:column-width="55.16mm"/>
    </style:style>
    <style:style style:name="co38" style:family="table-column">
      <style:table-column-properties fo:break-before="auto" style:column-width="85.67mm"/>
    </style:style>
    <style:style style:name="co39" style:family="table-column">
      <style:table-column-properties fo:break-before="auto" style:column-width="64.96mm"/>
    </style:style>
    <style:style style:name="co40" style:family="table-column">
      <style:table-column-properties fo:break-before="auto" style:column-width="71.38mm"/>
    </style:style>
    <style:style style:name="co41" style:family="table-column">
      <style:table-column-properties fo:break-before="auto" style:column-width="50.39mm"/>
    </style:style>
    <style:style style:name="co42" style:family="table-column">
      <style:table-column-properties fo:break-before="auto" style:column-width="56.27mm"/>
    </style:style>
    <style:style style:name="co43" style:family="table-column">
      <style:table-column-properties fo:break-before="auto" style:column-width="49.57mm"/>
    </style:style>
    <style:style style:name="co44" style:family="table-column">
      <style:table-column-properties fo:break-before="auto" style:column-width="70.56mm"/>
    </style:style>
    <style:style style:name="co45" style:family="table-column">
      <style:table-column-properties fo:break-before="auto" style:column-width="49mm"/>
    </style:style>
    <style:style style:name="co46" style:family="table-column">
      <style:table-column-properties fo:break-before="auto" style:column-width="59.35mm"/>
    </style:style>
    <style:style style:name="co47" style:family="table-column">
      <style:table-column-properties fo:break-before="auto" style:column-width="61.6mm"/>
    </style:style>
    <style:style style:name="co48" style:family="table-column">
      <style:table-column-properties fo:break-before="auto" style:column-width="73.91mm"/>
    </style:style>
    <style:style style:name="co49" style:family="table-column">
      <style:table-column-properties fo:break-before="auto" style:column-width="45.63mm"/>
    </style:style>
    <style:style style:name="co50" style:family="table-column">
      <style:table-column-properties fo:break-before="auto" style:column-width="76.16mm"/>
    </style:style>
    <style:style style:name="co51" style:family="table-column">
      <style:table-column-properties fo:break-before="auto" style:column-width="55.7mm"/>
    </style:style>
    <style:style style:name="co52" style:family="table-column">
      <style:table-column-properties fo:break-before="auto" style:column-width="52.92mm"/>
    </style:style>
    <style:style style:name="co53" style:family="table-column">
      <style:table-column-properties fo:break-before="auto" style:column-width="61.31mm"/>
    </style:style>
    <style:style style:name="co54" style:family="table-column">
      <style:table-column-properties fo:break-before="auto" style:column-width="83.43mm"/>
    </style:style>
    <style:style style:name="co55" style:family="table-column">
      <style:table-column-properties fo:break-before="auto" style:column-width="43.39mm"/>
    </style:style>
    <style:style style:name="co56" style:family="table-column">
      <style:table-column-properties fo:break-before="auto" style:column-width="75.86mm"/>
    </style:style>
    <style:style style:name="co57" style:family="table-column">
      <style:table-column-properties fo:break-before="auto" style:column-width="40.32mm"/>
    </style:style>
    <style:style style:name="co58" style:family="table-column">
      <style:table-column-properties fo:break-before="auto" style:column-width="59.92mm"/>
    </style:style>
    <style:style style:name="co59" style:family="table-column">
      <style:table-column-properties fo:break-before="auto" style:column-width="57.11mm"/>
    </style:style>
    <style:style style:name="co60" style:family="table-column">
      <style:table-column-properties fo:break-before="auto" style:column-width="46.76mm"/>
    </style:style>
    <style:style style:name="co61" style:family="table-column">
      <style:table-column-properties fo:break-before="auto" style:column-width="40.02mm"/>
    </style:style>
    <style:style style:name="co62" style:family="table-column">
      <style:table-column-properties fo:break-before="auto" style:column-width="54.59mm"/>
    </style:style>
    <style:style style:name="co63" style:family="table-column">
      <style:table-column-properties fo:break-before="auto" style:column-width="53.48mm"/>
    </style:style>
    <style:style style:name="co64" style:family="table-column">
      <style:table-column-properties fo:break-before="auto" style:column-width="50.11mm"/>
    </style:style>
    <style:style style:name="co65" style:family="table-column">
      <style:table-column-properties fo:break-before="auto" style:column-width="56.57mm"/>
    </style:style>
    <style:style style:name="co66" style:family="table-column">
      <style:table-column-properties fo:break-before="auto" style:column-width="53.2mm"/>
    </style:style>
    <style:style style:name="co67" style:family="table-column">
      <style:table-column-properties fo:break-before="auto" style:column-width="65.51mm"/>
    </style:style>
    <style:style style:name="co68" style:family="table-column">
      <style:table-column-properties fo:break-before="auto" style:column-width="47.04mm"/>
    </style:style>
    <style:style style:name="co69" style:family="table-column">
      <style:table-column-properties fo:break-before="auto" style:column-width="53.75mm"/>
    </style:style>
    <style:style style:name="co70" style:family="table-column">
      <style:table-column-properties fo:break-before="auto" style:column-width="47.33mm"/>
    </style:style>
    <style:style style:name="co71" style:family="table-column">
      <style:table-column-properties fo:break-before="auto" style:column-width="63.84mm"/>
    </style:style>
    <style:style style:name="co72" style:family="table-column">
      <style:table-column-properties fo:break-before="auto" style:column-width="31.93mm"/>
    </style:style>
    <style:style style:name="co73" style:family="table-column">
      <style:table-column-properties fo:break-before="auto" style:column-width="27.45mm"/>
    </style:style>
    <style:style style:name="co74" style:family="table-column">
      <style:table-column-properties fo:break-before="auto" style:column-width="63.55mm"/>
    </style:style>
    <style:style style:name="co75" style:family="table-column">
      <style:table-column-properties fo:break-before="auto" style:column-width="44.24mm"/>
    </style:style>
    <style:style style:name="co76" style:family="table-column">
      <style:table-column-properties fo:break-before="auto" style:column-width="31.36mm"/>
    </style:style>
    <style:style style:name="co77" style:family="table-column">
      <style:table-column-properties fo:break-before="auto" style:column-width="37.24mm"/>
    </style:style>
    <style:style style:name="co78" style:family="table-column">
      <style:table-column-properties fo:break-before="auto" style:column-width="50.68mm"/>
    </style:style>
    <style:style style:name="co79" style:family="table-column">
      <style:table-column-properties fo:break-before="auto" style:column-width="39.19mm"/>
    </style:style>
    <style:style style:name="co80" style:family="table-column">
      <style:table-column-properties fo:break-before="auto" style:column-width="58.53mm"/>
    </style:style>
    <style:style style:name="co81" style:family="table-column">
      <style:table-column-properties fo:break-before="auto" style:column-width="51.52mm"/>
    </style:style>
    <style:style style:name="co82" style:family="table-column">
      <style:table-column-properties fo:break-before="auto" style:column-width="59.64mm"/>
    </style:style>
    <style:style style:name="co83" style:family="table-column">
      <style:table-column-properties fo:break-before="auto" style:column-width="54.87mm"/>
    </style:style>
    <style:style style:name="co84" style:family="table-column">
      <style:table-column-properties fo:break-before="auto" style:column-width="65.79mm"/>
    </style:style>
    <style:style style:name="co85" style:family="table-column">
      <style:table-column-properties fo:break-before="auto" style:column-width="73.0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58mm" fo:break-before="auto" style:use-optimal-row-height="true"/>
    </style:style>
    <style:style style:name="ro3" style:family="table-row">
      <style:table-row-properties style:row-height="15.88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0_5f_Basedonnees">
      <style:table-properties table:display="true" style:writing-mode="lr-tb"/>
    </style:style>
    <style:style style:name="ta3" style:family="table" style:master-page-name="PageStyle_5f_00_5f_Revision">
      <style:table-properties table:display="true" style:writing-mode="lr-tb"/>
    </style:style>
    <style:style style:name="ta4" style:family="table" style:master-page-name="PageStyle_5f_01_5f_Objet">
      <style:table-properties table:display="true" style:writing-mode="lr-tb"/>
    </style:style>
    <style:style style:name="ta5" style:family="table" style:master-page-name="PageStyle_5f_02_5f_Descriptionsystem">
      <style:table-properties table:display="true" style:writing-mode="lr-tb"/>
    </style:style>
    <style:style style:name="ta6" style:family="table" style:master-page-name="PageStyle_5f_02_5f_Evenement">
      <style:table-properties table:display="true" style:writing-mode="lr-tb"/>
    </style:style>
    <style:style style:name="ta7" style:family="table" style:master-page-name="PageStyle_5f_02_5f_Intervenant">
      <style:table-properties table:display="true" style:writing-mode="lr-tb"/>
    </style:style>
    <style:style style:name="ta8" style:family="table" style:master-page-name="PageStyle_5f_02_5f_Marche">
      <style:table-properties table:display="true" style:writing-mode="lr-tb"/>
    </style:style>
    <style:style style:name="ta9" style:family="table" style:master-page-name="PageStyle_5f_02_5f_Zonegeo">
      <style:table-properties table:display="true" style:writing-mode="lr-tb"/>
    </style:style>
    <style:style style:name="ta10" style:family="table" style:master-page-name="PageStyle_5f_03_5f_Desordre">
      <style:table-properties table:display="true" style:writing-mode="lr-tb"/>
    </style:style>
    <style:style style:name="ta11" style:family="table" style:master-page-name="PageStyle_5f_03_5f_Interventiontiers">
      <style:table-properties table:display="true" style:writing-mode="lr-tb"/>
    </style:style>
    <style:style style:name="ta12" style:family="table" style:master-page-name="PageStyle_5f_03_5f_Ressource">
      <style:table-properties table:display="true" style:writing-mode="lr-tb"/>
    </style:style>
    <style:style style:name="ta13" style:family="table" style:master-page-name="PageStyle_5f_04_5f_Infralineaire">
      <style:table-properties table:display="true" style:writing-mode="lr-tb"/>
    </style:style>
    <style:style style:name="ta14" style:family="table" style:master-page-name="PageStyle_5f_04_5f_Environnement">
      <style:table-properties table:display="true" style:writing-mode="lr-tb"/>
    </style:style>
    <style:style style:name="ta15" style:family="table" style:master-page-name="PageStyle_5f_04_5f_Equipement">
      <style:table-properties table:display="true" style:writing-mode="lr-tb"/>
    </style:style>
    <style:style style:name="ta16" style:family="table" style:master-page-name="PageStyle_5f_04_5f_Etudestrategie">
      <style:table-properties table:display="true" style:writing-mode="lr-tb"/>
    </style:style>
    <style:style style:name="ta17" style:family="table" style:master-page-name="PageStyle_5f_04_5f_Noeud">
      <style:table-properties table:display="true" style:writing-mode="lr-tb"/>
    </style:style>
    <style:style style:name="ta18" style:family="table" style:master-page-name="PageStyle_5f_04_5f_Observation">
      <style:table-properties table:display="true" style:writing-mode="lr-tb"/>
    </style:style>
    <style:style style:name="ta19" style:family="table" style:master-page-name="PageStyle_5f_04_5f_Profil">
      <style:table-properties table:display="true" style:writing-mode="lr-tb"/>
    </style:style>
    <style:style style:name="ta20" style:family="table" style:master-page-name="PageStyle_5f_05_5f_Graphique">
      <style:table-properties table:display="true" style:writing-mode="lr-tb"/>
    </style:style>
    <style:style style:name="ta21" style:family="table" style:master-page-name="PageStyle_5f_05_5f_Modele">
      <style:table-properties table:display="true" style:writing-mode="lr-tb"/>
    </style:style>
    <style:style style:name="ta22" style:family="table" style:master-page-name="PageStyle_5f_05_5f_Photo">
      <style:table-properties table:display="true" style:writing-mode="lr-tb"/>
    </style:style>
    <style:style style:name="ta23" style:family="table" style:master-page-name="PageStyle_5f_05_5f_Rapport">
      <style:table-properties table:display="true" style:writing-mode="lr-tb"/>
    </style:style>
    <style:style style:name="ta24" style:family="table" style:master-page-name="PageStyle_5f_05_5f_Rasters">
      <style:table-properties table:display="true" style:writing-mode="lr-tb"/>
    </style:style>
    <style:style style:name="ta25" style:family="table" style:master-page-name="PageStyle_5f_05_5f_Topographie">
      <style:table-properties table:display="true" style:writing-mode="lr-tb"/>
    </style:style>
    <style:style style:name="ta26" style:family="table" style:master-page-name="PageStyle_5f_05_5f_Travaux">
      <style:table-properties table:display="true" style:writing-mode="lr-tb"/>
    </style:style>
    <style:style style:name="ta27" style:family="table" style:master-page-name="PageStyle_5f_06_5f_Graphiquedata">
      <style:table-properties table:display="true" style:writing-mode="lr-tb"/>
    </style:style>
    <style:style style:name="ta28" style:family="table" style:master-page-name="PageStyle_5f_06_5f_Pointtopo">
      <style:table-properties table:display="true" style:writing-mode="lr-tb"/>
    </style:style>
    <style:style style:name="ta29" style:family="table" style:master-page-name="PageStyle_5f_06_5f_Tcetudetravaux">
      <style:table-properties table:display="true" style:writing-mode="lr-tb"/>
    </style:style>
    <style:style style:name="ta30" style:family="table" style:master-page-name="PageStyle_5f_06_5f_Tcobjetintervenant">
      <style:table-properties table:display="true" style:writing-mode="lr-tb"/>
    </style:style>
    <style:style style:name="ta31" style:family="table" style:master-page-name="PageStyle_5f_06_5f_Tcobjetressource">
      <style:table-properties table:display="true" style:writing-mode="lr-tb"/>
    </style:style>
    <style:style style:name="ta32" style:family="table" style:master-page-name="PageStyle_5f_06_5f_Tcobjetzonegeo">
      <style:table-properties table:display="true" style:writing-mode="lr-tb"/>
    </style:style>
    <style:style style:name="ta33" style:family="table" style:master-page-name="PageStyle_5f_06_5f_Tctravauxdescriptionsystem">
      <style:table-properties table:display="true" style:writing-mode="lr-tb"/>
    </style:style>
    <style:style style:name="ta34" style:family="table" style:master-page-name="PageStyle_5f_10_5f_auth_5f_group">
      <style:table-properties table:display="true" style:writing-mode="lr-tb"/>
    </style:style>
    <style:style style:name="ta35" style:family="table" style:master-page-name="PageStyle_5f_10_5f_auth_5f_group_5f_permissions">
      <style:table-properties table:display="true" style:writing-mode="lr-tb"/>
    </style:style>
    <style:style style:name="ta36" style:family="table" style:master-page-name="PageStyle_5f_10_5f_auth_5f_permission">
      <style:table-properties table:display="true" style:writing-mode="lr-tb"/>
    </style:style>
    <style:style style:name="ta37" style:family="table" style:master-page-name="PageStyle_5f_10_5f_auth_5f_user">
      <style:table-properties table:display="true" style:writing-mode="lr-tb"/>
    </style:style>
    <style:style style:name="ta38" style:family="table" style:master-page-name="PageStyle_5f_10_5f_auth_5f_user_5f_groups">
      <style:table-properties table:display="true" style:writing-mode="lr-tb"/>
    </style:style>
    <style:style style:name="ta39" style:family="table" style:master-page-name="PageStyle_5f_10_5f_auth_5f_user_5f_user_5f_permissions">
      <style:table-properties table:display="true" style:writing-mode="lr-tb"/>
    </style:style>
    <style:style style:name="ta40" style:family="table" style:master-page-name="PageStyle_5f_10_5f_bdd">
      <style:table-properties table:display="true" style:writing-mode="lr-tb"/>
    </style:style>
    <style:style style:name="ta41" style:family="table" style:master-page-name="PageStyle_5f_10_5f_carto_5f_layer">
      <style:table-properties table:display="true" style:writing-mode="lr-tb"/>
    </style:style>
    <style:style style:name="ta42" style:family="table" style:master-page-name="PageStyle_5f_10_5f_django_5f_admin_5f_log">
      <style:table-properties table:display="true" style:writing-mode="lr-tb"/>
    </style:style>
    <style:style style:name="ta43" style:family="table" style:master-page-name="PageStyle_5f_10_5f_django_5f_content_5f_type">
      <style:table-properties table:display="true" style:writing-mode="lr-tb"/>
    </style:style>
    <style:style style:name="ta44" style:family="table" style:master-page-name="PageStyle_5f_10_5f_django_5f_migrations">
      <style:table-properties table:display="true" style:writing-mode="lr-tb"/>
    </style:style>
    <style:style style:name="ta45" style:family="table" style:master-page-name="PageStyle_5f_10_5f_django_5f_session">
      <style:table-properties table:display="true" style:writing-mode="lr-tb"/>
    </style:style>
    <style:style style:name="ta46" style:family="table" style:master-page-name="PageStyle_5f_10_5f_messagetiers">
      <style:table-properties table:display="true" style:writing-mode="lr-tb"/>
    </style:style>
    <style:style style:name="ta47" style:family="table" style:master-page-name="PageStyle_5f_10_5f_projet">
      <style:table-properties table:display="true" style:writing-mode="lr-tb"/>
    </style:style>
    <style:style style:name="ta48" style:family="table" style:master-page-name="PageStyle_5f_10_5f_siartelia">
      <style:table-properties table:display="true" style:writing-mode="lr-tb"/>
    </style:style>
    <style:style style:name="ta49" style:family="table" style:master-page-name="PageStyle_5f_11_5f_utilisateu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ackground-color="#ffff00"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Normal_20_2">
      <style:table-cell-properties style:rotation-align="none"/>
    </style:style>
    <style:style style:name="ce8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" style:family="table-cell" style:parent-style-name="Normal_20_2">
      <style:table-cell-properties fo:background-color="#ffff00" style:rotation-align="none"/>
    </style:style>
    <style:style style:name="ce10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Normal_20_2" style:data-style-name="N1">
      <style:table-cell-properties style:rotation-align="none"/>
    </style:style>
    <style:style style:name="ce12" style:family="table-cell" style:parent-style-name="Normal_20_3">
      <style:table-cell-properties style:rotation-align="none"/>
    </style:style>
    <style:style style:name="ce13" style:family="table-cell" style:parent-style-name="Normal_20_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4" style:family="table-cell" style:parent-style-name="Normal_20_3">
      <style:table-cell-properties fo:background-color="#ffff00" style:rotation-align="none"/>
    </style:style>
    <style:style style:name="ce15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Normal_20_4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Basedonnees" table:style-name="ta2">
        <table:table-column table:style-name="co4" table:number-columns-repeated="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basedonnees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tier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Type de base de données mét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ertoireressource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hemin vers le répertoire des ressour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 du crs dans la norme EPS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n de la base de données mè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rkvers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Versio de la base de données méti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arian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_Revision" table:style-name="ta3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#DJ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QG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evision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revis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 de la révis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mmentaire éventuel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t" table:style-name="ta4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5" table:number-columns-repeated="1020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<text:s/>SELECT * FROM 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objet</text:p>
          </table:table-cell>
          <table:table-cell office:value-type="string" calcext:value-type="string">
            <text:p>SERIAL PRIMARY KEY</text:p>
          </table:table-cell>
          <table:table-cell/>
          <table:table-cell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version de débu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office:value-type="string" calcext:value-type="string">
            <text:p>version de f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crea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cré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modifica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modifi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timedestruction</text:p>
          </table:table-cell>
          <table:table-cell office:value-type="string" calcext:value-type="string">
            <text:p><text:s/>TIMESTAMP</text:p>
          </table:table-cell>
          <table:table-cell/>
          <table:table-cell office:value-type="string" calcext:value-type="string">
            <text:p>date de l'effac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air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ommentair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bel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no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import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cas de l'import - id de la table d'origin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orttabl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cas de l'import - nom de la table d'origine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Descriptionsystem" table:style-name="ta5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5" table:default-cell-style-name="ce5"/>
        <table:table-column table:style-name="co5" table:number-columns-repeated="1015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criptionsystem.*, Objet.* <text:s/>FROM Descriptionsystem INNER JOIN Objet ON Descriptionsystem.lpk_objet = Objet.pk_objet WHERE Objet.lpk_revision_end IS NULL 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Descriptionsystem.*, Objet.* <text:s/>FROM Descriptionsystem INNER JOIN Objet ON Descriptionsystem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descriptionsystem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portancestra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tatfonc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tegeolocXY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aliteGeolocZ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4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lasse A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B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lasse C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Geoloc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Geoloc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nservic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nnee_debut_pos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nnee_fin_pos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cision_po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B</text:p>
          </table:table-cell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C</text:p>
          </table:table-cell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C</text:p>
          </table:table-cell>
          <table:table-cell table:number-columns-repeated="2"/>
          <table:table-cell table:style-name="ce6"/>
          <table:table-cell table:number-columns-repeated="1014"/>
        </table:table-row>
        <table:table-row table:style-name="ro1" table:number-rows-repeated="10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_miseHorsServic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ue_libelle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e_libdebut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e_libfin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ue_complement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tervenant_1</text:p>
          </table:table-cell>
          <table:table-cell table:style-name="ce2"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Evenement" table:style-name="ta6">
        <table:table-column table:style-name="co19" table:default-cell-style-name="Default"/>
        <table:table-column table:style-name="co20" table:number-columns-repeated="7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venement.*, Objet.* FROM Evenement INNER JOIN Objet ON Evenement.lpk_objet = Objet.pk_objet WHERE Objet.lpk_revision_end IS NULL AND <text:s/>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venement.*, Objet.* FROM Evenement INNER JOIN Objet ON Evenement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ve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d_eveneme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gravite 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parametr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Intervenant" table:style-name="ta7">
        <office:forms form:automatic-focus="false" form:apply-design-mode="false"/>
        <table:table-column table:style-name="co21" table:number-columns-repeated="8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Intervenant.*, Objet.* <text:s/>FROM Intervenant INNER JOIN Objet ON Intervenant.lpk_objet = Objet.pk_objet 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ant.*, Objet.* <text:s/>FROM Intervenant INNER JOIN Objet ON Intervenant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intervena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intervena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ie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rri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Marche" table:style-name="ta8">
        <table:table-column table:style-name="co22" table:number-columns-repeated="8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Marche.*, Objet.* <text:s/>FROM Marche INNER JOIN Objet ON Marche.lpk_objet = Objet.pk_objet 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arche.*, Objet.* <text:s/>FROM Marche INNER JOIN Objet ON Marche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march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d_march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march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o_march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Zonegeo" table:style-name="ta9">
        <table:table-column table:style-name="co23" table:number-columns-repeated="13" table:default-cell-style-name="Default"/>
        <table:table-column table:style-name="co5" table:number-columns-repeated="1011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Zonegeo.* , Objet.* FROM Zonegeo INNER JOIN Objet ON Zonegeo.lpk_objet = Objet.pk_objet 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Zonegeo.* , Objet.* <text:s/>FROM Zonegeo INNER JOIN Objet ON Zonegeo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zonegeo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zonegeo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 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xtesocioec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socia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anceindustriel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zonege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Commune</text:p>
          </table:table-cell>
          <table:table-cell office:value-type="string" calcext:value-type="string">
            <text:p>COM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Zone de gestion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10">
        <table:table-column table:style-name="co11" table:number-columns-repeated="3" table:default-cell-style-name="ce7"/>
        <table:table-column table:style-name="co24" table:default-cell-style-name="ce7"/>
        <table:table-column table:style-name="co11" table:number-columns-repeated="3" table:default-cell-style-name="ce7"/>
        <table:table-column table:style-name="co25" table:number-columns-repeated="1017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Desordre.* , Objet.* FROM Desordre INNER JOIN Objet ON Desordre.lpk_objet = Objet.pk_objet 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Desordre.* , Objet.* FROM Desordre INNER JOIN Objet ON Desordre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desord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desordr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8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eud</text:p>
          </table:table-cell>
          <table:table-cell office:value-type="string" calcext:value-type="string">
            <text:p>NO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quipement</text:p>
          </table:table-cell>
          <table:table-cell office:value-type="string" calcext:value-type="string">
            <text:p>EQ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mpac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ori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que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descriptionsystem du désodr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Interventiontiers" table:style-name="ta11">
        <table:table-column table:style-name="co26" table:default-cell-style-name="ce7"/>
        <table:table-column table:style-name="co27" table:number-columns-repeated="12" table:default-cell-style-name="ce7"/>
        <table:table-column table:style-name="co25" table:number-columns-repeated="1011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terventiontiers.*, Objet.* FROM <text:s/>Interventiontiers INNER JOIN Objet ON Interventiontiers.lpk_objet = Objet.pk_objet <text:s/>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terventiontiers.*, Objet.* FROM <text:s/>Interventiontiers INNER JOIN Objet ON Interventiontiers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interventionti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interventiontiers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Ressource" table:style-name="ta12">
        <table:table-column table:style-name="co23" table:default-cell-style-name="ce7"/>
        <table:table-column table:style-name="co28" table:number-columns-repeated="4" table:default-cell-style-name="ce7"/>
        <table:table-column table:style-name="co29" table:number-columns-repeated="2" table:default-cell-style-name="ce7"/>
        <table:table-column table:style-name="co23" table:default-cell-style-name="ce7"/>
        <table:table-column table:style-name="co28" table:default-cell-style-name="ce7"/>
        <table:table-column table:style-name="co25" table:number-columns-repeated="1015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Ressource.*, Objet.* FROM Ressource INNER JOIN Objet ON Ressource.lpk_objet = Objet.pk_objet <text:s text:c="2"/>WHERE Objet.lpk_revision_end IS NULL <text:s/>AND Objet.datetimedestruction IS NULL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essource.*, Objet.* <text:s/>FROM Ressource INNER JOIN Objet ON Ressource.lpk_objet = Objet.pk_objet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essourc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essourc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timeressource</text:p>
          </table:table-cell>
          <table:table-cell office:value-type="string" calcext:value-type="string">
            <text:p>TIMESTAMP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adress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n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mail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l1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tel2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num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13">
        <table:table-column table:style-name="co23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5" table:number-columns-repeated="1016" table:default-cell-style-name="Default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Infralineaire.*,Descriptionsystem.*, <text:s/>Objet.* <text:s/>FROM Infralineaire INNER JOIN Descriptionsystem ON Infralineaire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k_infralineair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infralineair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7"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via id_ressour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mont via id_descritionsyst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2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le nœud aval <text:s/>via id_descritionsyst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nvironnement" table:style-name="ta14">
        <table:table-column table:style-name="co7" table:default-cell-style-name="ce7"/>
        <table:table-column table:style-name="co32" table:default-cell-style-name="ce7"/>
        <table:table-column table:style-name="co33" table:default-cell-style-name="ce7"/>
        <table:table-column table:style-name="co32" table:number-columns-repeated="4" table:default-cell-style-name="ce7"/>
        <table:table-column table:style-name="co34" table:default-cell-style-name="ce7"/>
        <table:table-column table:style-name="co25" table:number-columns-repeated="1016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nvironnement.*, Descriptionsystem.*, Objet.* <text:s text:c="2"/>FROM Environnement INNER JOIN Descriptionsystem ON Environn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nvironn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nvironneme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15">
        <table:table-column table:style-name="co35" table:default-cell-style-name="ce7"/>
        <table:table-column table:style-name="co20" table:number-columns-repeated="2" table:default-cell-style-name="ce7"/>
        <table:table-column table:style-name="co36" table:default-cell-style-name="ce7"/>
        <table:table-column table:style-name="co20" table:number-columns-repeated="5" table:default-cell-style-name="ce7"/>
        <table:table-column table:style-name="co25" table:number-columns-repeated="1015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quipement.*, <text:s/>Descriptionsystem.*,Objet.* <text:s/>FROM Equipement INNER JOIN Descriptionsystem ON Equipement.lpk_descriptionsystem = Descriptionsystem.pk_descriptionsystem INNER JOIN Objet ON Descriptionsystem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Equipement.*, <text:s/>Descriptionsystem.*,Objet.* FROM Equipement INNER JOIN Descriptionsystem ON Equipement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quipemen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_equipemen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8" office:value-type="string" calcext:value-type="string">
            <text:p>categorie est utilise <text:s/>pour distinguer les equipements - influe sur le stackedwidget de pyqt pour les equipements</text:p>
          </table:table-cell>
          <table:table-cell/>
          <table:table-cell office:value-type="string" calcext:value-type="string">
            <text:p>Cat1</text:p>
          </table:table-cell>
          <table:table-cell office:value-type="string" calcext:value-type="string">
            <text:p>CA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at2</text:p>
          </table:table-cell>
          <table:table-cell office:value-type="string" calcext:value-type="string">
            <text:p>CA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d_ressource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e ressource type photo, graph .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ien vers un element du resea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tudestrategie" table:style-name="ta16">
        <table:table-column table:style-name="co4" table:default-cell-style-name="ce7"/>
        <table:table-column table:style-name="co37" table:number-columns-repeated="10" table:default-cell-style-name="ce7"/>
        <table:table-column table:style-name="co25" table:number-columns-repeated="1013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Etudestrategie.*, Objet.* FROM Etudestrategie INNER JOIN Objet ON Etudestrategi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Etudestrategie.*, Objet.* FROM Etudestrategie INNER JOIN Objet ON Etudestrategi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etudestrategi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etudestrategi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vestissement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onolog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" table:style-name="ta17">
        <table:table-column table:style-name="co1" table:default-cell-style-name="ce7"/>
        <table:table-column table:style-name="co20" table:default-cell-style-name="ce7"/>
        <table:table-column table:style-name="co38" table:default-cell-style-name="ce7"/>
        <table:table-column table:style-name="co39" table:default-cell-style-name="ce7"/>
        <table:table-column table:style-name="co20" table:number-columns-repeated="4" table:default-cell-style-name="ce7"/>
        <table:table-column table:style-name="co25" table:number-columns-repeated="1016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Noeud.*,Descriptionsystem.*, <text:s/>Objet.* FROM Noeud INNER JOIN Descriptionsystem ON Noeud.lpk_descriptionsystem = Descriptionsystem.pk_descriptionsystem INNER JOIN Objet ON Descriptionsystem.lpk_objet = Objet.pk_objet <text:s text:c="2"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Noeud.*,Descriptionsystem.*, <text:s/>Objet.* FROM Noeud INNER JOIN Descriptionsystem ON Noeud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noeud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noeud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d_descriptionsystem_1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scriptionsystem(pk_descriptionsystem)</text:p>
          </table:table-cell>
          <table:table-cell office:value-type="string" calcext:value-type="string">
            <text:p>lien vers un element du reseau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18">
        <table:table-column table:style-name="co40" table:default-cell-style-name="ce7"/>
        <table:table-column table:style-name="co41" table:number-columns-repeated="7" table:default-cell-style-name="ce7"/>
        <table:table-column table:style-name="co25" table:number-columns-repeated="1016" table:default-cell-style-name="ce7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Observation.* , Objet.* FROM Observation INNER JOIN Objet ON Observation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Observation.* , Objet.* FROM Observation INNER JOIN Objet ON Observation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observation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observation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style-name="ce3" office:value-type="string" calcext:value-type="string">
            <text:p>Objet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timeobservatio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 <text:s text:c="9"/>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0 : faible urgence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1 : pas de grande urgenc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2 : urgence moyen terme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3 : urgent 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olut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suit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cune</text:p>
          </table:table-cell>
          <table:table-cell office:value-type="string" calcext:value-type="string">
            <text:p><text:s text:c="9"/>AU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urveillance</text:p>
          </table:table-cell>
          <table:table-cell office:value-type="string" calcext:value-type="string">
            <text:p><text:s text:c="3"/>SU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ntretien</text:p>
          </table:table-cell>
          <table:table-cell office:value-type="string" calcext:value-type="string">
            <text:p><text:s text:c="6"/>EN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tudes</text:p>
          </table:table-cell>
          <table:table-cell office:value-type="string" calcext:value-type="string">
            <text:p><text:s text:c="9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vaux</text:p>
          </table:table-cell>
          <table:table-cell office:value-type="string" calcext:value-type="string">
            <text:p><text:s text:c="8"/>TVX <text:s text:c="3"/>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0" office:value-type="string" calcext:value-type="string">
            <text:p>Travaux déjà réalisés</text:p>
          </table:table-cell>
          <table:table-cell table:style-name="ce10" office:value-type="string" calcext:value-type="string">
            <text:p>T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sui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airesuit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ord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Profil" table:style-name="ta19">
        <table:table-column table:style-name="co42" table:default-cell-style-name="ce12"/>
        <table:table-column table:style-name="co43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rofil.*, Descriptionsystem.*, <text:s/>Objet.* FROM Profil INNER JOIN Descriptionsystem ON Profil.lpk_descriptionsystem = Descriptionsystem.pk_descriptionsystem INNER JOIN Objet ON Descriptionsystem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rofil.*, Descriptionsystem.*, <text:s/>Objet.* <text:s/>FROM Profil INNER JOIN Descriptionsystem ON Profil.lpk_descriptionsystem = Descriptionsystem.pk_descriptionsystem INNER JOIN Objet ON Descriptionsystem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rofil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profil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descriptionsystem</text:p>
          </table:table-cell>
          <table:table-cell office:value-type="string" calcext:value-type="string">
            <text:p>INT</text:p>
          </table:table-cell>
          <table:table-cell table:style-name="ce7" office:value-type="string" calcext:value-type="string">
            <text:p>Descriptionsystem(pk_descriptionsystem)</text:p>
          </table:table-cell>
          <table:table-cell table:style-name="ce3" office:value-type="string" calcext:value-type="string">
            <text:p>descriptionsystem associé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teprofil</text:p>
          </table:table-cell>
          <table:table-cell office:value-type="string" calcext:value-type="string">
            <text:p><text:s/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Graphique</text:p>
          </table:table-cell>
          <table:table-cell office:value-type="string" calcext:value-type="string">
            <text:p>G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mage</text:p>
          </table:table-cell>
          <table:table-cell office:value-type="string" calcext:value-type="string">
            <text:p><text:s/>PH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/>
          <table:table-cell table:style-name="ce13" office:value-type="string" calcext:value-type="string">
            <text:p>Lien vers un descriptionsystem auquel est associé le profi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ique" table:style-name="ta20">
        <table:table-column table:style-name="co44" table:default-cell-style-name="ce12"/>
        <table:table-column table:style-name="co45" table:number-columns-repeated="9" table:default-cell-style-name="ce12"/>
        <table:table-column table:style-name="co25" table:number-columns-repeated="1014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.*, Ressource.*, <text:s/>Objet.* <text:s/>FROM Graphique INNER JOIN Ressource ON Graphiqu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graphiqu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graphiqu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graphiqu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Modele" table:style-name="ta21">
        <table:table-column table:style-name="co46" table:default-cell-style-name="ce12"/>
        <table:table-column table:style-name="co47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Modele.* ,Ressource.*, Objet.* <text:s/>FROM Modele INNER JOIN Ressource ON Model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model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model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gicie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lusions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Photo" table:style-name="ta22">
        <table:table-column table:style-name="co48" table:default-cell-style-name="ce12"/>
        <table:table-column table:style-name="co49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hoto.*, Ressource.*, Objet.* <text:s/>FROM Photo INNER JOIN Ressource ON Photo.lpk_ressource = Ressource.pk_ressource INNER JOIN Objet ON Ressource.lpk_objet = Objet.pk_objet 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Photo.*, Ressource.*, Objet.* <text:s text:c="2"/>FROM Photo INNER JOIN Ressource ON Photo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hoto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photo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hot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Photo</text:p>
          </table:table-cell>
          <table:table-cell office:value-type="string" calcext:value-type="string">
            <text:p>PH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roquis</text:p>
          </table:table-cell>
          <table:table-cell office:value-type="string" calcext:value-type="string">
            <text:p>C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ideo</text:p>
          </table:table-cell>
          <table:table-cell office:value-type="string" calcext:value-type="string">
            <text:p>VI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pport" table:style-name="ta23">
        <table:table-column table:style-name="co50" table:default-cell-style-name="ce12"/>
        <table:table-column table:style-name="co51" table:number-columns-repeated="10" table:default-cell-style-name="ce12"/>
        <table:table-column table:style-name="co25" table:number-columns-repeated="1013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pport.*, Ressource.*, Objet.* <text:s text:c="2"/>FROM Rapport INNER JOIN Ressource ON Rapport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pport.*, Ressource.*, Objet.* <text:s/>FROM Rapport INNER JOIN Ressource ON Rapport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apport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apport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eom</text:p>
          </table:table-cell>
          <table:table-cell office:value-type="string" calcext:value-type="string">
            <text:p>MULTIPOLYGON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Rasters" table:style-name="ta24">
        <table:table-column table:style-name="co30" table:default-cell-style-name="ce12"/>
        <table:table-column table:style-name="co52" table:number-columns-repeated="4" table:default-cell-style-name="ce12"/>
        <table:table-column table:style-name="co53" table:default-cell-style-name="ce12"/>
        <table:table-column table:style-name="co52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Rasters.*, Ressource.*, Objet.* FROM Rasters INNER JOIN Ressource ON Rasters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Rasters.*, Ressource.*, Objet.*FROM Rasters INNER JOIN Ressource ON Rasters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rasters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rasters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raster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aster-Orthophoto de reference</text:p>
          </table:table-cell>
          <table:table-cell office:value-type="string" calcext:value-type="string">
            <text:p>O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IGN25k de reference</text:p>
          </table:table-cell>
          <table:table-cell office:value-type="string" calcext:value-type="string">
            <text:p>I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Lidar de reference</text:p>
          </table:table-cell>
          <table:table-cell office:value-type="string" calcext:value-type="string">
            <text:p>LR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Lidar</text:p>
          </table:table-cell>
          <table:table-cell office:value-type="string" calcext:value-type="string">
            <text:p>LI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Orthophoto</text:p>
          </table:table-cell>
          <table:table-cell office:value-type="string" calcext:value-type="string">
            <text:p>OR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IGN25k</text:p>
          </table:table-cell>
          <table:table-cell office:value-type="string" calcext:value-type="string">
            <text:p>IG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aster-Autre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ecteur-Shapefile</text:p>
          </table:table-cell>
          <table:table-cell office:value-type="string" calcext:value-type="string">
            <text:p>SHP</text:p>
          </table:table-cell>
          <table:table-cell table:number-columns-repeated="1017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opographie" table:style-name="ta25">
        <table:table-column table:style-name="co54" table:default-cell-style-name="ce12"/>
        <table:table-column table:style-name="co55" table:default-cell-style-name="ce12"/>
        <table:table-column table:style-name="co8" table:default-cell-style-name="ce12"/>
        <table:table-column table:style-name="co55" table:number-columns-repeated="6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Topographie.*, Ressource.*, Objet.* FROM Topographie INNER JOIN Ressource ON Topographie.lpk_ressource = Ressource.pk_ressource INNER JOIN Objet ON Ressource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opographie</text:p>
          </table:table-cell>
          <table:table-cell office:value-type="string" calcext:value-type="string">
            <text:p>SERIAL PRIMARY KEY</text:p>
          </table:table-cell>
          <table:table-cell/>
          <table:table-cell table:style-name="ce3" office:value-type="string" calcext:value-type="string">
            <text:p>clé primai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d_topographie</text:p>
          </table:table-cell>
          <table:table-cell office:value-type="string" calcext:value-type="string">
            <text:p>INT</text:p>
          </table:table-cell>
          <table:table-cell/>
          <table:table-cell table:style-name="ce3" office:value-type="string" calcext:value-type="string">
            <text:p>identifiant - invariant selon les version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pk_ressourc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ssource(pk_ressource)</text:p>
          </table:table-cell>
          <table:table-cell office:value-type="string" calcext:value-type="string">
            <text:p>Ressource associé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Travaux" table:style-name="ta26">
        <table:table-column table:style-name="co56" table:default-cell-style-name="ce12"/>
        <table:table-column table:style-name="co57" table:number-columns-repeated="11" table:default-cell-style-name="ce12"/>
        <table:table-column table:style-name="co25" table:number-columns-repeated="1012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Travaux.* , Objet.* FROM <text:s/>Travaux INNER JOIN Objet ON Travaux.lpk_objet = Objet.pk_objet <text:s/>WHERE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Travaux.* , Objet.* <text:s/>FROM <text:s/>Travaux INNER JOIN Objet ON Travaux.lpk_objet = Objet.pk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ob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bjet(pk_objet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rge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cout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timationdure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estimationecheanc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 text:c="14"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n programme</text:p>
          </table:table-cell>
          <table:table-cell office:value-type="string" calcext:value-type="string">
            <text:p><text:s text:c="2"/>N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gramme</text:p>
          </table:table-cell>
          <table:table-cell office:value-type="string" calcext:value-type="string">
            <text:p><text:s text:c="6"/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nception</text:p>
          </table:table-cell>
          <table:table-cell office:value-type="string" calcext:value-type="string">
            <text:p><text:s text:c="5"/>ET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alisation</text:p>
          </table:table-cell>
          <table:table-cell office:value-type="string" calcext:value-type="string">
            <text:p><text:s text:c="4"/>RE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ceptionne</text:p>
          </table:table-cell>
          <table:table-cell office:value-type="string" calcext:value-type="string">
            <text:p><text:s text:c="4"/>RE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debut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fin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observation 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march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iquedata" table:style-name="ta27">
        <table:table-column table:style-name="co39" table:default-cell-style-name="ce12"/>
        <table:table-column table:style-name="co51" table:number-columns-repeated="8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Graphiquedata.*, Graphique.*, Ressource.*, Objet.* FROM Graphiquedata INNER JOIN <text:s/>Graphique ON Graphiquedata.lpk_graphique = Graphique.pk_graphique INNER JOIN Ressource ON Graphique.lpk_ressource = Ressource.pk_ressource INNER JOIN Objet ON Ressource.lpk_objet = Objet.pk_objet <text:s/>WHERE Objet.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graphiquedat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graphiquedata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graphiq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Graphique(pk_graphiqu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data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imple</text:p>
          </table:table-cell>
          <table:table-cell office:value-type="string" calcext:value-type="string">
            <text:p>SI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2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3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dex4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Pointtopo" table:style-name="ta28">
        <table:table-column table:style-name="co46" table:default-cell-style-name="ce12"/>
        <table:table-column table:style-name="co14" table:default-cell-style-name="ce12"/>
        <table:table-column table:style-name="co58" table:default-cell-style-name="ce12"/>
        <table:table-column table:style-name="co14" table:number-columns-repeated="11" table:default-cell-style-name="ce12"/>
        <table:table-column table:style-name="co25" table:number-columns-repeated="1010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text:s/>WHERE Objet.lpk_revision_end IS NULL AND Objet.lpk_revision_end IS NULL <text:s/>AND Objet.datetimedestruction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Pointtopo.*, Topographie.*, Ressource.*, Objet.* FROM Pointtopo INNER JOIN <text:s/>Topographie ON Pointtopo.lpk_topographie = Topographie.pk_topographie INNER JOIN Ressource ON Topographie.lpk_ressource = Ressource.pk_ressource INNER JOIN Objet ON Ressource.lpk_objet = Objet.pk_objet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pointtopo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pointtopo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topographi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opographie(pk_topographie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pointtop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Autre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ype1</text:p>
          </table:table-cell>
          <table:table-cell office:value-type="string" calcext:value-type="string">
            <text:p>TP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gps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wgs84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f09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mngf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teurperch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valeur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style-name="ce14" office:value-type="string" calcext:value-type="string">
            <text:p>valeur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number-columns-repeated="1022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etudetravaux" table:style-name="ta29">
        <table:table-column table:style-name="co42" table:default-cell-style-name="ce12"/>
        <table:table-column table:style-name="co59" table:number-columns-repeated="8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etudetravaux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etudetravau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etudetravaux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etudestrategi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intervenant" table:style-name="ta30">
        <table:table-column table:style-name="co60" table:default-cell-style-name="ce12"/>
        <table:table-column table:style-name="co61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intervenant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interven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intervenan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intervena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nc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itre d ouvrage</text:p>
          </table:table-cell>
          <table:table-cell office:value-type="string" calcext:value-type="string">
            <text:p>MO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itre d oeuvre</text:p>
          </table:table-cell>
          <table:table-cell office:value-type="string" calcext:value-type="string">
            <text:p>MO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estionnaire</text:p>
          </table:table-cell>
          <table:table-cell office:value-type="string" calcext:value-type="string">
            <text:p>GE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prietaire</text:p>
          </table:table-cell>
          <table:table-cell office:value-type="string" calcext:value-type="string">
            <text:p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estataire</text:p>
          </table:table-cell>
          <table:table-cell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ous traitant</text:p>
          </table:table-cell>
          <table:table-cell office:value-type="string" calcext:value-type="string">
            <text:p>STT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ressource" table:style-name="ta31">
        <table:table-column table:style-name="co8" table:default-cell-style-name="ce12"/>
        <table:table-column table:style-name="co62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ressource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objetressour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ressource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objetzonegeo" table:style-name="ta32">
        <table:table-column table:style-name="co63" table:default-cell-style-name="ce12"/>
        <table:table-column table:style-name="co64" table:number-columns-repeated="6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objetzonegeo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SELECT * FROM Tcobjetzonege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objetzonegeo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zonegeo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ctravauxdescriptionsystem" table:style-name="ta33">
        <table:table-column table:style-name="co65" table:default-cell-style-name="ce12"/>
        <table:table-column table:style-name="co66" table:number-columns-repeated="8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* FROM Tctravauxdescriptionsystem <text:s text:c="2"/>WHERE lpk_revision_end IS 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* FROM Tctravauxdescriptionsyste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PATIALINDEX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SHOW</text:p>
          </table:table-cell>
          <table:table-cell office:value-type="string" calcext:value-type="string">
            <text:p>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k_tctravauxdescriptionsystem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pk_revision_begi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k_revision_en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vision(pk_revision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d_travaux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d_descriptionsystem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group" table:style-name="ta34">
        <table:table-column table:style-name="co66" table:default-cell-style-name="ce12"/>
        <table:table-column table:style-name="co11" table:number-columns-repeated="7" table:default-cell-style-name="ce12"/>
        <table:table-column table:style-name="co25" table:number-columns-repeated="1016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80)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group_permissions" table:style-name="ta35">
        <table:table-column table:style-name="co67" table:default-cell-style-name="ce12"/>
        <table:table-column table:style-name="co62" table:number-columns-repeated="6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ssion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permission" table:style-name="ta36">
        <table:table-column table:style-name="co68" table:default-cell-style-name="ce12"/>
        <table:table-column table:style-name="co69" table:number-columns-repeated="6" table:default-cell-style-name="ce12"/>
        <table:table-column table:style-name="co25" table:number-columns-repeated="1017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8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nt_type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" table:style-name="ta37">
        <table:table-column table:style-name="co70" table:default-cell-style-name="ce12"/>
        <table:table-column table:style-name="co71" table:default-cell-style-name="ce12"/>
        <table:table-column table:style-name="co25" table:number-columns-repeated="3" table:default-cell-style-name="ce12"/>
        <table:table-column table:style-name="co72" table:default-cell-style-name="ce12"/>
        <table:table-column table:style-name="co73" table:default-cell-style-name="ce12"/>
        <table:table-column table:style-name="co9" table:default-cell-style-name="ce12"/>
        <table:table-column table:style-name="co74" table:default-cell-style-name="ce12"/>
        <table:table-column table:style-name="co25" table:number-columns-repeated="1015" table:default-cell-style-name="ce12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word </text:p>
          </table:table-cell>
          <table:table-cell office:value-type="string" calcext:value-type="string">
            <text:p>VARCHAR(12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name </text:p>
          </table:table-cell>
          <table:table-cell office:value-type="string" calcext:value-type="string">
            <text:p>VARCHAR(15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_name </text:p>
          </table:table-cell>
          <table:table-cell office:value-type="string" calcext:value-type="string">
            <text:p>VARCHAR(3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_name </text:p>
          </table:table-cell>
          <table:table-cell office:value-type="string" calcext:value-type="string">
            <text:p>VARCHAR(3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 </text:p>
          </table:table-cell>
          <table:table-cell office:value-type="string" calcext:value-type="string">
            <text:p>VARCHAR(25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t_logi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_joined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_staff 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_active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_superuser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_groups" table:style-name="ta38">
        <table:table-column table:style-name="co75" table:default-cell-style-name="ce16"/>
        <table:table-column table:style-name="co76" table:number-columns-repeated="10" table:default-cell-style-name="ce16"/>
        <table:table-column table:style-name="co25" table:number-columns-repeated="1013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auth_user_user_permissions" table:style-name="ta39">
        <table:table-column table:style-name="co9" table:default-cell-style-name="ce16"/>
        <table:table-column table:style-name="co77" table:number-columns-repeated="9" table:default-cell-style-name="ce16"/>
        <table:table-column table:style-name="co25" table:number-columns-repeated="1014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ssion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bdd" table:style-name="ta40">
        <table:table-column table:style-name="co78" table:default-cell-style-name="ce16"/>
        <table:table-column table:style-name="co79" table:number-columns-repeated="12" table:default-cell-style-name="ce16"/>
        <table:table-column table:style-name="co25" table:number-columns-repeated="1011" table:default-cell-style-name="ce1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Bdd.*, Objet.*, Ressource.* FROM Bdd INNER JOIN Ressource ON Ressource.id_ressource = Bdd.id_ressource INNER JOIN <text:s/>Objet ON <text:s/>Bdd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Bdd.*, Objet.datetimecreation, Objet.datetimedestruction, Ressource.lid_marche <text:s/>FROM Bdd INNER JOIN Ressource ON Ressource.id_ressource = Bdd.id_ressource INNER JOIN <text:s/>Objet ON <text:s/>Bdd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bd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ressour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dd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carto_layer" table:style-name="ta41">
        <table:table-column table:style-name="co78" table:default-cell-style-name="ce16"/>
        <table:table-column table:style-name="co80" table:number-columns-repeated="6" table:default-cell-style-name="ce16"/>
        <table:table-column table:style-name="co25" table:number-columns-repeated="1017" table:default-cell-style-name="ce1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carto_layer.* , Objet.datetimecreation, Objet.datetimedestruction, Objet.commentaire, Objet.libelle FROM carto_layer INNER JOIN OBJET ON carto_layer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carto_layer.* , Objet.datetimecreation, Objet.datetimedestruction FROM carto_layer INNER JOIN OBJET ON carto_layer.id_objet = carto_layer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laye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admin_log" table:style-name="ta42">
        <table:table-column table:style-name="co67" table:default-cell-style-name="ce16"/>
        <table:table-column table:style-name="co13" table:number-columns-repeated="11" table:default-cell-style-name="ce16"/>
        <table:table-column table:style-name="co25" table:number-columns-repeated="1012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on_tim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_id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_repr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on_flag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ge_message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ent_type_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content_type" table:style-name="ta43">
        <table:table-column table:style-name="co81" table:default-cell-style-name="ce16"/>
        <table:table-column table:style-name="co82" table:number-columns-repeated="11" table:default-cell-style-name="ce16"/>
        <table:table-column table:style-name="co25" table:number-columns-repeated="1012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_label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 </text:p>
          </table:table-cell>
          <table:table-cell office:value-type="string" calcext:value-type="string">
            <text:p>VARCHAR(100)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migrations" table:style-name="ta44">
        <table:table-column table:style-name="co81" table:default-cell-style-name="ce16"/>
        <table:table-column table:style-name="co82" table:number-columns-repeated="11" table:default-cell-style-name="ce16"/>
        <table:table-column table:style-name="co25" table:number-columns-repeated="1012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ed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django_session" table:style-name="ta45">
        <table:table-column table:style-name="co81" table:default-cell-style-name="ce16"/>
        <table:table-column table:style-name="co82" table:number-columns-repeated="11" table:default-cell-style-name="ce16"/>
        <table:table-column table:style-name="co25" table:number-columns-repeated="1012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ssion_key </text:p>
          </table:table-cell>
          <table:table-cell office:value-type="string" calcext:value-type="string">
            <text:p>VARCHAR(4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ssion_data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ire_dat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messagetiers" table:style-name="ta46">
        <table:table-column table:style-name="co83" table:default-cell-style-name="ce16"/>
        <table:table-column table:style-name="co66" table:default-cell-style-name="ce16"/>
        <table:table-column table:style-name="co57" table:number-columns-repeated="6" table:default-cell-style-name="ce16"/>
        <table:table-column table:style-name="co25" table:number-columns-repeated="1016" table:default-cell-style-name="ce16"/>
        <table:table-row table:style-name="ro1">
          <table:table-cell office:value-type="string" calcext:value-type="string">
            <text:p>#DJAN</text:p>
          </table:table-cell>
          <table:table-cell office:value-type="string" calcext:value-type="string">
            <text:p>SELECT <text:s/>Messagetiers.* , Objet.datetimecreation, Objet.datetimedestruction, Objet.commentaire, Objet.libelle FROM Messagetiers INNER JOIN OBJET ON Messagetiers.id_objet = Objet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text:s/>Messagetiers.* , Objet.datetimecreation, Objet.datetimedestruction FROM Messagetiers INNER JOIN OBJET ON Messagetiers.id_objet = Messagetiers.id_obj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messagetiers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b_date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 </text:p>
          </table:table-cell>
          <table:table-cell office:value-type="string" calcext:value-type="string">
            <text:p>VARCHAR(20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der </text:p>
          </table:table-cell>
          <table:table-cell office:value-type="string" calcext:value-type="string">
            <text:p>VARCHAR(7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xt </text:p>
          </table:table-cell>
          <table:table-cell office:value-type="string" calcext:value-type="string">
            <text:p>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tinatair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_obje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BOOLEAN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projet" table:style-name="ta47">
        <table:table-column table:style-name="co40" table:default-cell-style-name="ce16"/>
        <table:table-column table:style-name="co84" table:number-columns-repeated="6" table:default-cell-style-name="ce16"/>
        <table:table-column table:style-name="co25" table:number-columns-repeated="1017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projet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type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sion </text:p>
          </table:table-cell>
          <table:table-cell office:value-type="string" calcext:value-type="string">
            <text:p>RE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versio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erantartelia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artelia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creation </text:p>
          </table:table-cell>
          <table:table-cell office:value-type="string" calcext:value-type="string">
            <text:p>TIMESTAMP WITH TIME Z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en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actclient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isation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DB 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_siartelia" table:style-name="ta48">
        <table:table-column table:style-name="co85" table:default-cell-style-name="ce16"/>
        <table:table-column table:style-name="co26" table:number-columns-repeated="7" table:default-cell-style-name="ce16"/>
        <table:table-column table:style-name="co25" table:number-columns-repeated="1016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siartelia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_utilisateur" table:style-name="ta49">
        <table:table-column table:style-name="co85" table:default-cell-style-name="ce16"/>
        <table:table-column table:style-name="co26" table:number-columns-repeated="7" table:default-cell-style-name="ce16"/>
        <table:table-column table:style-name="co25" table:number-columns-repeated="1016" table:default-cell-style-name="ce16"/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d_utilisateur</text:p>
          </table:table-cell>
          <table:table-cell office:value-type="string" calcext:value-type="string">
            <text:p>SERIAL PRIMARY 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k_proje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ojet(id_projet)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editing-cycles>0</meta:editing-cycles>
    <meta:creation-date>2019-04-16T08:05:59</meta:creation-date>
    <dc:date>2019-12-11T14:32:58</dc:date>
    <dc:language>fr-FR</dc:language>
    <meta:editing-duration>P0D</meta:editing-duration>
    <meta:generator>LibreOffice/6.2.8.2$Windows_X86_64 LibreOffice_project/f82ddfca21ebc1e222a662a32b25c0c9d20169ee</meta:generator>
    <meta:document-statistic meta:table-count="49" meta:cell-count="176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